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a9b7c6" style:font-name="JetBrains Mono" fo:font-size="13.5pt" style:font-name-asian="JetBrains Mono" style:font-size-asian="13.5pt" style:font-name-complex="JetBrains Mono" style:font-size-complex="13.5pt"/>
    </style:style>
    <style:style style:name="T1" style:family="text">
      <style:text-properties fo:font-variant="normal" fo:text-transform="none" fo:color="#a9b7c6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fo:background-color="transparent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>
        <draw:frame presentation:style-name="pr1" draw:layer="layout" svg:width="25.199cm" svg:height="4.8cm" svg:x="1.201cm" svg:y="8.4cm" presentation:class="title" presentation:user-transformed="true">
          <draw:text-box>
            <text:p>Documentation Détaillée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Symfony</text:p>
          </draw:text-box>
        </draw:frame>
        <draw:frame presentation:style-name="pr4" draw:layer="layout" svg:width="25.199cm" svg:height="12.179cm" svg:x="1.201cm" svg:y="3.821cm" presentation:class="outline" presentation:user-transformed="true">
          <draw:text-box>
            <text:list text:style-name="L2">
              <text:list-item>
                <text:p>Aprés téléchargement du repo :</text:p>
              </text:list-item>
              <text:list-item>
                <text:p>Il Faut faire :</text:p>
              </text:list-item>
            </text:list>
            <text:list text:style-name="L3">
              <text:list-item>
                <text:p>Composer installe ou update ;</text:p>
              </text:list-item>
            </text:list>
            <text:list text:style-name="L4">
              <text:list-item>
                <text:p>Créer un fichier .env.local puis mettez cette configuration :</text:p>
              </text:list-item>
            </text:list>
            <text:p text:style-name="P2"><text:span text:style-name="T1">DATABASE_URL="mysql://root:@127.0.0.1:3306/FilesRouge?serverVersion=10.4.17-MariaDB"</text:span><text:span text:style-name="T1"><text:line-break/></text:span><text:span text:style-name="T1">JWT_PASSPHRASE=pass123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réer la base de don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hp bin/console doctrine:database:creat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Mig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php bin/console make:migration ;</text:p>
              </text:list-item>
              <text:list-item>
                <text:p>Php bin/console doctrine:migration:migr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lé de connex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config/jwt</text:p>
                <text:p>et les deux clé public et privé :</text:p>
              </text:list-item>
              <text:list-item>
                <text:p>openssl genrsa -out config/jwt/private.pem -aes256 4096</text:p>
              </text:list-item>
              <text:list-item>
                <text:p>openssl rsa -pubout -in config/jwt/private.pem -out config/jwt/public.p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Fix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 bin/console doctrine:fixtures:lo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1:06:45.269139963</meta:creation-date>
    <meta:editing-duration>PT11M6S</meta:editing-duration>
    <meta:editing-cycles>2</meta:editing-cycles>
    <meta:generator>LibreOffice/6.4.6.2$Linux_X86_64 LibreOffice_project/40$Build-2</meta:generator>
    <dc:title>Blueprint Plans</dc:title>
    <dc:date>2021-02-16T12:49:45.949444668</dc:date>
    <meta:document-statistic meta:object-count="55"/>
  </office:meta>
</office:document-meta>
</file>